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Time [ms]</text:p>
          </table:table-cell>
          <table:table-cell office:value-type="string">
            <text:p>Time [ms]</text:p>
          </table:table-cell>
          <table:table-cell office:value-type="float" office:value="8000">
            <text:p>8000</text:p>
          </table:table-cell>
          <table:table-cell table:number-columns-repeated="2"/>
          <table:table-cell>
            <draw:frame table:end-cell-address="Tabelle1.P26" table:end-x="1.543cm" table:end-y="0.212cm" draw:z-index="0" draw:style-name="gr1" svg:width="21.48cm" svg:height="11.458cm" svg:x="0.386cm" svg:y="0cm">
              <draw:object draw:notify-on-update-of-ranges="Tabelle1.A3:Tabelle1.A13 Tabelle1.B2:Tabelle1.B2 Tabelle1.B3:Tabelle1.B13 Tabelle1.C2:Tabelle1.C2 Tabelle1.C3:Tabelle1.C13 Tabelle1.D2:Tabelle1.D2 Tabelle1.D3:Tabelle1.D13 Tabelle1.E2:Tabelle1.E2 Tabelle1.E3:Tabelle1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Elements</text:p>
          </table:table-cell>
          <table:table-cell office:value-type="string">
            <text:p>MergeSort</text:p>
          </table:table-cell>
          <table:table-cell office:value-type="string">
            <text:p>InsertionSort</text:p>
          </table:table-cell>
          <table:table-cell office:value-type="string">
            <text:p>(n*log n)/c1</text:p>
          </table:table-cell>
          <table:table-cell office:value-type="string">
            <text:p>n^2/c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([.A3]/[.$D$1])*LOG([.A3])" office:value-type="float" office:value="0.025">
            <text:p>0.025</text:p>
          </table:table-cell>
          <table:table-cell table:formula="of:=([.A3]/600)^2" office:value-type="float" office:value="0.0277777777777778">
            <text:p>0.027777777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A4]/[.$D$1])*LOG([.A4])" office:value-type="float" office:value="0.0575257498915995">
            <text:p>0.0575257499</text:p>
          </table:table-cell>
          <table:table-cell table:formula="of:=([.A4]/600)^2" office:value-type="float" office:value="0.111111111111111">
            <text:p>0.1111111111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table:formula="of:=([.A5]/[.$D$1])*LOG([.A5])" office:value-type="float" office:value="0.168685625271001">
            <text:p>0.1686856253</text:p>
          </table:table-cell>
          <table:table-cell table:formula="of:=([.A5]/600)^2" office:value-type="float" office:value="0.694444444444444">
            <text:p>0.6944444444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A6]/[.$D$1])*LOG([.A6])" office:value-type="float" office:value="0.375">
            <text:p>0.375</text:p>
          </table:table-cell>
          <table:table-cell table:formula="of:=([.A6]/600)^2" office:value-type="float" office:value="2.77777777777778">
            <text:p>2.7777777778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([.A7]/[.$D$1])*LOG([.A7])" office:value-type="float" office:value="0.825257498915995">
            <text:p>0.8252574989</text:p>
          </table:table-cell>
          <table:table-cell table:formula="of:=([.A7]/600)^2" office:value-type="float" office:value="11.1111111111111">
            <text:p>11.1111111111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formula="of:=([.A8]/[.$D$1])*LOG([.A8])" office:value-type="float" office:value="2.31185625271001">
            <text:p>2.3118562527</text:p>
          </table:table-cell>
          <table:table-cell table:formula="of:=([.A8]/600)^2" office:value-type="float" office:value="69.4444444444445">
            <text:p>69.4444444444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">
            <text:p>13</text:p>
          </table:table-cell>
          <table:table-cell office:value-type="float" office:value="395">
            <text:p>395</text:p>
          </table:table-cell>
          <table:table-cell table:formula="of:=([.A9]/[.$D$1])*LOG([.A9])" office:value-type="float" office:value="5">
            <text:p>5</text:p>
          </table:table-cell>
          <table:table-cell table:formula="of:=([.A9]/600)^2" office:value-type="float" office:value="277.777777777778">
            <text:p>277.7777777778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7">
            <text:p>17</text:p>
          </table:table-cell>
          <table:table-cell office:value-type="float" office:value="1298">
            <text:p>1298</text:p>
          </table:table-cell>
          <table:table-cell table:formula="of:=([.A10]/[.$D$1])*LOG([.A10])" office:value-type="float" office:value="10.75257498916">
            <text:p>10.7525749892</text:p>
          </table:table-cell>
          <table:table-cell table:formula="of:=([.A10]/600)^2" office:value-type="float" office:value="1111.11111111111">
            <text:p>1111.1111111111</text:p>
          </table:table-cell>
          <table:table-cell table:number-columns-repeated="2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41">
            <text:p>41</text:p>
          </table:table-cell>
          <table:table-cell office:value-type="float" office:value="7190">
            <text:p>7190</text:p>
          </table:table-cell>
          <table:table-cell table:formula="of:=([.A11]/[.$D$1])*LOG([.A11])" office:value-type="float" office:value="29.3685625271001">
            <text:p>29.3685625271</text:p>
          </table:table-cell>
          <table:table-cell table:formula="of:=([.A11]/600)^2" office:value-type="float" office:value="6944.44444444444">
            <text:p>6944.4444444445</text:p>
          </table:table-cell>
          <table:table-cell table:number-columns-repeated="2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66">
            <text:p>66</text:p>
          </table:table-cell>
          <table:table-cell office:value-type="float" office:value="28067">
            <text:p>28067</text:p>
          </table:table-cell>
          <table:table-cell table:formula="of:=([.A12]/[.$D$1])*LOG([.A12])" office:value-type="float" office:value="62.5">
            <text:p>62.5</text:p>
          </table:table-cell>
          <table:table-cell table:formula="of:=([.A12]/600)^2" office:value-type="float" office:value="27777.7777777778">
            <text:p>27777.7777777778</text:p>
          </table:table-cell>
          <table:table-cell table:number-columns-repeated="2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40">
            <text:p>140</text:p>
          </table:table-cell>
          <table:table-cell office:value-type="float" office:value="113544">
            <text:p>113544</text:p>
          </table:table-cell>
          <table:table-cell table:formula="of:=([.A13]/[.$D$1])*LOG([.A13])" office:value-type="float" office:value="132.5257498916">
            <text:p>132.5257498916</text:p>
          </table:table-cell>
          <table:table-cell table:formula="of:=([.A13]/600)^2" office:value-type="float" office:value="111111.111111111">
            <text:p>111111.111111111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2.03.2011</text:date>, <text:time>17:19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2T17:16:19</meta:creation-date>
    <meta:editing-duration>PT00H03M38S</meta:editing-duration>
    <meta:editing-cycles>3</meta:editing-cycles>
    <meta:generator>OpenOffice.org/3.2$Linux OpenOffice.org_project/320m19$Build-9505</meta:generator>
    <meta:initial-creator>Adrianus Kleemans</meta:initial-creator>
    <dc:date>2011-03-02T17:19:53</dc:date>
    <dc:creator>Adrianus Kleemans</dc:creator>
    <meta:document-statistic meta:table-count="3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81cm" svg:height="11.459cm" xlink:href=".." chart:class="chart:line" chart:style-name="ch1">
        <chart:legend chart:legend-position="end" svg:x="18.788cm" svg:y="4.885cm" chart:style-name="ch2"/>
        <chart:plot-area chart:style-name="ch3" table:cell-range-address="Tabelle1.A2:Tabelle1.E13" chart:data-source-has-labels="both" svg:x="0.585cm" svg:y="0.48cm" svg:width="17.329cm" svg:height="10.783cm">
          <chart:axis chart:dimension="x" chart:name="primary-x" chart:style-name="ch4">
            <chart:title svg:x="8.834cm" svg:y="10.921cm" chart:style-name="ch5">
              <text:p>Elemente</text:p>
            </chart:title>
            <chart:categories table:cell-range-address="Tabelle1.A3:Tabelle1.A13"/>
          </chart:axis>
          <chart:axis chart:dimension="y" chart:name="primary-y" chart:style-name="ch6">
            <chart:title svg:x="0.357cm" svg:y="6.208cm" chart:style-name="ch7">
              <text:p>Zeit [ms]</text:p>
            </chart:title>
            <chart:grid chart:style-name="ch8" chart:class="major"/>
          </chart:axis>
          <chart:series chart:style-name="ch9" chart:values-cell-range-address="Tabelle1.B3:Tabelle1.B13" chart:label-cell-address="Tabelle1.B2:Tabelle1.B2" chart:class="chart:line">
            <chart:data-point chart:repeated="11"/>
          </chart:series>
          <chart:series chart:style-name="ch10" chart:values-cell-range-address="Tabelle1.C3:Tabelle1.C13" chart:label-cell-address="Tabelle1.C2:Tabelle1.C2" chart:class="chart:line">
            <chart:data-point chart:repeated="11"/>
          </chart:series>
          <chart:series chart:style-name="ch11" chart:values-cell-range-address="Tabelle1.D3:Tabelle1.D13" chart:label-cell-address="Tabelle1.D2:Tabelle1.D2" chart:class="chart:line">
            <chart:data-point chart:repeated="11"/>
          </chart:series>
          <chart:series chart:style-name="ch12" chart:values-cell-range-address="Tabelle1.E3:Tabelle1.E13" chart:label-cell-address="Tabelle1.E2:Tabelle1.E2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2:Tabelle1.B2">MergeSort</text:p>
              </table:table-cell>
              <table:table-cell office:value-type="string">
                <text:p text:id="Tabelle1.C2:Tabelle1.C2">InsertionSort</text:p>
              </table:table-cell>
              <table:table-cell office:value-type="string">
                <text:p text:id="Tabelle1.D2:Tabelle1.D2">(n*log n)/c1</text:p>
              </table:table-cell>
              <table:table-cell office:value-type="string">
                <text:p text:id="Tabelle1.E2:Tabelle1.E2">n^2/c2</text:p>
              </table:table-cell>
            </table:table-row>
          </table:table-header-rows>
          <table:table-rows>
            <table:table-row>
              <table:table-cell office:value-type="string">
                <text:p text:id="Tabelle1.A3:Tabelle1.A13">100</text:p>
              </table:table-cell>
              <table:table-cell office:value-type="float" office:value="4">
                <text:p text:id="Tabelle1.B3:Tabelle1.B13">4</text:p>
              </table:table-cell>
              <table:table-cell office:value-type="float" office:value="1">
                <text:p text:id="Tabelle1.C3:Tabelle1.C13">1</text:p>
              </table:table-cell>
              <table:table-cell office:value-type="float" office:value="0.025">
                <text:p text:id="Tabelle1.D3:Tabelle1.D13">0.025</text:p>
              </table:table-cell>
              <table:table-cell office:value-type="float" office:value="0.0277777777777778">
                <text:p text:id="Tabelle1.E3:Tabelle1.E13">0.02777777777777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575257498915995">
                <text:p>0.057525749891599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68685625271001">
                <text:p>0.168685625271001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375">
                <text:p>0.375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825257498915995">
                <text:p>0.825257498915995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2.31185625271001">
                <text:p>2.31185625271001</text:p>
              </table:table-cell>
              <table:table-cell office:value-type="float" office:value="69.4444444444445">
                <text:p>69.444444444444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3">
                <text:p>13</text:p>
              </table:table-cell>
              <table:table-cell office:value-type="float" office:value="395">
                <text:p>395</text:p>
              </table:table-cell>
              <table:table-cell office:value-type="float" office:value="5">
                <text:p>5</text:p>
              </table:table-cell>
              <table:table-cell office:value-type="float" office:value="277.777777777778">
                <text:p>277.777777777778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17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0.75257498916">
                <text:p>10.75257498916</text:p>
              </table:table-cell>
              <table:table-cell office:value-type="float" office:value="1111.11111111111">
                <text:p>1111.11111111111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41">
                <text:p>41</text:p>
              </table:table-cell>
              <table:table-cell office:value-type="float" office:value="7190">
                <text:p>7190</text:p>
              </table:table-cell>
              <table:table-cell office:value-type="float" office:value="29.3685625271001">
                <text:p>29.3685625271001</text:p>
              </table:table-cell>
              <table:table-cell office:value-type="float" office:value="6944.44444444444">
                <text:p>6944.44444444444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66">
                <text:p>66</text:p>
              </table:table-cell>
              <table:table-cell office:value-type="float" office:value="28067">
                <text:p>28067</text:p>
              </table:table-cell>
              <table:table-cell office:value-type="float" office:value="62.5">
                <text:p>62.5</text:p>
              </table:table-cell>
              <table:table-cell office:value-type="float" office:value="27777.7777777778">
                <text:p>27777.7777777778</text:p>
              </table:table-cell>
            </table:table-row>
            <table:table-row>
              <table:table-cell office:value-type="string">
                <text:p>200000</text:p>
              </table:table-cell>
              <table:table-cell office:value-type="float" office:value="140">
                <text:p>140</text:p>
              </table:table-cell>
              <table:table-cell office:value-type="float" office:value="113544">
                <text:p>113544</text:p>
              </table:table-cell>
              <table:table-cell office:value-type="float" office:value="132.5257498916">
                <text:p>132.5257498916</text:p>
              </table:table-cell>
              <table:table-cell office:value-type="float" office:value="111111.111111111">
                <text:p>111111.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